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width="0.1cm" draw:fill-color="#ffffff"/>
    </style:style>
    <style:style style:name="gr2" style:family="graphic" style:parent-style-name="standard">
      <style:graphic-properties svg:stroke-width="0.1cm" draw:fill="none" draw:fill-color="#ffffff"/>
    </style:style>
  </office:automatic-styles>
  <office:body>
    <office:drawing>
      <draw:page draw:name="page1" draw:style-name="dp1" draw:master-page-name="Default">
        <draw:g>
          <draw:glue-point draw:id="4" svg:x="-3.889cm" svg:y="-2.013cm"/>
          <draw:glue-point draw:id="5" svg:x="3.889cm" svg:y="-2.013cm"/>
          <draw:glue-point draw:id="6" svg:x="-2.778cm" svg:y="-2.571cm"/>
          <draw:glue-point draw:id="7" svg:x="2.778cm" svg:y="-2.571cm"/>
          <draw:glue-point draw:id="8" svg:x="-1.944cm" svg:y="-2.677cm"/>
          <draw:glue-point draw:id="9" svg:x="1.944cm" svg:y="-2.677cm"/>
          <draw:glue-point draw:id="10" svg:x="-5cm" svg:y="0.973cm"/>
          <draw:glue-point draw:id="11" svg:x="5cm" svg:y="0.973cm"/>
          <draw:glue-point draw:id="12" svg:x="-3.333cm" svg:y="4.624cm"/>
          <draw:glue-point draw:id="13" svg:x="3.667cm" svg:y="4.624cm"/>
          <draw:glue-point draw:id="14" svg:x="0.033cm" svg:y="-0.333cm"/>
          <draw:rect draw:style-name="gr1" draw:layer="layout" svg:width="0.133cm" svg:height="0.265cm" svg:x="0.531cm" svg:y="0cm">
            <text:p/>
          </draw:rect>
          <draw:rect draw:style-name="gr1" draw:layer="layout" svg:width="0.929cm" svg:height="1.128cm" svg:x="0.133cm" svg:y="0.597cm">
            <text:p/>
          </draw:rect>
          <draw:rect draw:style-name="gr1" draw:layer="layout" svg:width="1.195cm" svg:height="0.597cm" svg:x="0cm" svg:y="1.128cm">
            <text:p/>
          </draw:rect>
          <draw:path draw:style-name="gr1" draw:layer="layout" svg:width="0.929cm" svg:height="0.152cm" svg:x="0.133cm" svg:y="0.448cm" svg:viewBox="0 0 930 153" svg:d="m0 153c0-204 930-204 930 0z">
            <text:p/>
          </draw:path>
          <draw:path draw:style-name="gr1" draw:layer="layout" svg:width="1.195cm" svg:height="0.269cm" svg:x="0cm" svg:y="1.726cm" svg:viewBox="0 0 1196 270" svg:d="m0 0c0 327 1196 392 1196 0z">
            <text:p/>
          </draw:path>
          <draw:path draw:style-name="gr1" draw:layer="layout" svg:width="0.133cm" svg:height="0.133cm" svg:x="0cm" svg:y="0.996cm" svg:viewBox="0 0 134 134" svg:d="m0 134c0-67 0-134 134-134z">
            <text:p/>
          </draw:path>
          <draw:path draw:style-name="gr1" draw:layer="layout" svg:width="0.133cm" svg:height="0.133cm" svg:x="1.062cm" svg:y="0.996cm" svg:viewBox="0 0 134 134" svg:d="m134 134c0-67 0-134-134-134z">
            <text:p/>
          </draw:path>
          <draw:path draw:style-name="gr2" draw:layer="layout" svg:width="0.398cm" svg:height="0.074cm" svg:x="0.398cm" svg:y="1.488cm" svg:viewBox="0 0 399 75" svg:d="m0 38c0-130 399 130 399 0s-399 130-399 0z">
            <text:p/>
          </draw:path>
          <draw:polygon draw:style-name="gr1" draw:layer="layout" svg:width="0.133cm" svg:height="0.133cm" svg:x="0cm" svg:y="0.996cm" svg:viewBox="0 0 134 134" draw:points="0,134 134,0 134,134">
            <text:p/>
          </draw:polygon>
          <draw:polygon draw:style-name="gr1" draw:layer="layout" svg:width="0.133cm" svg:height="0.133cm" svg:x="1.062cm" svg:y="0.996cm" svg:viewBox="0 0 134 134" draw:points="134,134 0,0 0,134">
            <text:p/>
          </draw:polygon>
          <draw:line draw:style-name="gr2" draw:layer="layout" svg:x1="0.597cm" svg:y1="1.527cm" svg:x2="0.597cm" svg:y2="0.265cm">
            <text:p/>
          </draw:line>
          <draw:rect draw:style-name="gr2" draw:layer="layout" svg:width="0.133cm" svg:height="0.265cm" svg:x="0.531cm" svg:y="0cm">
            <text:p/>
          </draw:rect>
          <draw:line draw:style-name="gr2" draw:layer="layout" svg:x1="0.465cm" svg:y1="0.199cm" svg:x2="0.73cm" svg:y2="0.199cm">
            <text:p/>
          </draw:line>
          <draw:line draw:style-name="gr2" draw:layer="layout" svg:x1="0.465cm" svg:y1="0.066cm" svg:x2="0.73cm" svg:y2="0.066cm">
            <text:p/>
          </draw:line>
          <draw:line draw:style-name="gr2" draw:layer="layout" svg:x1="0.133cm" svg:y1="0.597cm" svg:x2="0.133cm" svg:y2="1.726cm">
            <text:p/>
          </draw:line>
          <draw:line draw:style-name="gr2" draw:layer="layout" svg:x1="1.062cm" svg:y1="0.597cm" svg:x2="1.062cm" svg:y2="1.726cm">
            <text:p/>
          </draw:line>
          <draw:path draw:style-name="gr2" draw:layer="layout" svg:width="0.929cm" svg:height="0.152cm" svg:x="0.133cm" svg:y="0.448cm" svg:viewBox="0 0 930 153" svg:d="m0 153c0-204 930-204 930 0">
            <text:p/>
          </draw:path>
          <draw:path draw:style-name="gr2" draw:layer="layout" svg:width="0.929cm" svg:height="0.152cm" svg:x="0.133cm" svg:y="1.726cm" svg:viewBox="0 0 930 153" svg:d="m0 0c0 204 930 204 930 0">
            <text:p/>
          </draw:path>
          <draw:path draw:style-name="gr2" draw:layer="layout" svg:width="1.195cm" svg:height="0.269cm" svg:x="0cm" svg:y="1.726cm" svg:viewBox="0 0 1196 270" svg:d="m0 0c0 327 1196 392 1196 0">
            <text:p/>
          </draw:path>
          <draw:line draw:style-name="gr2" draw:layer="layout" svg:x1="0cm" svg:y1="1.726cm" svg:x2="0cm" svg:y2="1.128cm">
            <text:p/>
          </draw:line>
          <draw:line draw:style-name="gr2" draw:layer="layout" svg:x1="1.195cm" svg:y1="1.726cm" svg:x2="1.195cm" svg:y2="1.128cm">
            <text:p/>
          </draw:line>
          <draw:path draw:style-name="gr2" draw:layer="layout" svg:width="0.133cm" svg:height="0.133cm" svg:x="0cm" svg:y="0.996cm" svg:viewBox="0 0 134 134" svg:d="m0 134c0-67 0-134 134-134">
            <text:p/>
          </draw:path>
          <draw:path draw:style-name="gr2" draw:layer="layout" svg:width="0.133cm" svg:height="0.133cm" svg:x="1.062cm" svg:y="0.996cm" svg:viewBox="0 0 134 134" svg:d="m134 134c0-67 0-134-134-134">
            <text:p/>
          </draw:path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chemengtmp - autoclave</dc:title>
    <meta:creation-date>2011-02-07T16:59:55</meta:creation-date>
    <meta:editing-duration>P0D</meta:editing-duration>
    <meta:editing-cycles>1</meta:editing-cycles>
    <meta:document-statistic meta:object-count="24"/>
    <meta:generator>OpenOffice.org/3.3$Linux OpenOffice.org_project/330m20$Build-9567</meta:generator>
  </office:meta>
</office:document-meta>
</file>